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f4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/text:p>
      <text:p text:style-name="P1">为什么BM 就比KMP 算法要快 ？ 有什么区别又有什么相同点 ？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22:43:00.794494716</meta:creation-date>
    <meta:editing-duration>PT12M</meta:editing-duration>
    <meta:editing-cycles>2</meta:editing-cycles>
    <meta:generator>LibreOffice/5.2.7.2$Linux_X86_64 LibreOffice_project/20$Build-2</meta:generator>
    <dc:date>2017-09-28T23:15:04.440823868</dc:date>
    <meta:document-statistic meta:table-count="0" meta:image-count="0" meta:object-count="0" meta:page-count="1" meta:paragraph-count="2" meta:word-count="25" meta:character-count="35" meta:non-whitespace-character-count="28"/>
  </office:meta>
</office:document-meta>
</file>